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serif"/>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fo:line-height="100%"/>
      <style:text-properties fo:font-variant="normal" fo:text-transform="none" fo:color="#231f20" style:font-name="Calibri" fo:font-size="10.5pt" fo:letter-spacing="normal" fo:font-style="normal" fo:font-weight="normal" style:font-size-asian="10.5pt" style:font-name-complex="Calibri1" style:font-size-complex="10.5pt"/>
    </style:style>
    <style:style style:name="P2" style:family="paragraph" style:parent-style-name="Standard">
      <style:paragraph-properties fo:margin-top="0cm" fo:margin-bottom="0cm" fo:line-height="150%"/>
      <style:text-properties fo:font-variant="normal" fo:text-transform="none" fo:color="#231f20" style:font-name="Arial" fo:font-size="12pt" fo:letter-spacing="normal" fo:font-style="normal" fo:font-weight="normal" style:font-size-asian="12pt" style:font-name-complex="Calibri1" style:font-size-complex="12pt"/>
    </style:style>
    <style:style style:name="P3" style:family="paragraph" style:parent-style-name="Standard">
      <style:paragraph-properties fo:margin-top="0cm" fo:margin-bottom="0cm" fo:line-height="150%"/>
      <style:text-properties style:font-name="Arial" fo:font-size="12pt" style:font-size-asian="12pt" style:font-name-complex="Calibri1" style:font-size-complex="12pt"/>
    </style:style>
    <style:style style:name="P4" style:family="paragraph" style:parent-style-name="Standard">
      <style:paragraph-properties fo:margin-top="0cm" fo:margin-bottom="0cm" fo:line-height="150%" fo:text-align="justify" style:justify-single-word="false"/>
      <style:text-properties style:font-name="Arial" fo:font-size="12pt" style:font-size-asian="12pt" style:font-name-complex="Calibri1" style:font-size-complex="12pt"/>
    </style:style>
    <style:style style:name="P5" style:family="paragraph" style:parent-style-name="Standard">
      <style:paragraph-properties fo:margin-top="0cm" fo:margin-bottom="0cm" fo:line-height="150%"/>
      <style:text-properties style:font-name="Arial" fo:font-size="12pt" style:font-size-asian="12pt" style:font-size-complex="12pt"/>
    </style:style>
    <style:style style:name="P6" style:family="paragraph" style:parent-style-name="Text_20_body">
      <style:paragraph-properties fo:margin-top="0cm" fo:margin-bottom="0cm" fo:line-height="150%"/>
      <style:text-properties fo:font-variant="normal" fo:text-transform="none" fo:color="#231f20" style:font-name="Arial" fo:font-size="12pt" fo:letter-spacing="normal" fo:font-style="normal" fo:font-weight="normal" style:font-size-asian="12pt" style:font-name-complex="Calibri1" style:font-size-complex="12pt"/>
    </style:style>
    <style:style style:name="P7" style:family="paragraph" style:parent-style-name="Text_20_body">
      <style:paragraph-properties fo:margin-top="0cm" fo:margin-bottom="0cm" fo:line-height="150%" fo:text-align="justify" style:justify-single-word="false"/>
      <style:text-properties fo:font-variant="normal" fo:text-transform="none" fo:color="#231f20" style:font-name="Arial" fo:font-size="12pt" fo:letter-spacing="normal" fo:font-style="normal" fo:font-weight="normal" style:font-size-asian="12pt" style:font-name-complex="Calibri1" style:font-size-complex="12pt"/>
    </style:style>
    <style:style style:name="P8" style:family="paragraph" style:parent-style-name="Standard" style:master-page-name="Standard">
      <style:paragraph-properties fo:margin-top="0cm" fo:margin-bottom="0cm" fo:line-height="150%" style:page-number="auto"/>
      <style:text-properties style:font-name="Arial" fo:font-size="12pt" style:font-size-asian="12pt" style:font-name-complex="Calibri1" style:font-size-complex="12pt"/>
    </style:style>
    <style:style style:name="P9" style:family="paragraph" style:parent-style-name="Standard">
      <style:paragraph-properties fo:margin-top="0cm" fo:margin-bottom="0cm" fo:line-height="150%"/>
      <style:text-properties style:font-name="Arial" fo:font-size="12pt" style:font-size-asian="12pt" style:font-name-complex="Calibri1" style:font-size-complex="12pt"/>
    </style:style>
    <style:style style:name="P10" style:family="paragraph" style:parent-style-name="Standard" style:list-style-name="L1">
      <style:paragraph-properties fo:margin-top="0cm" fo:margin-bottom="0cm" fo:line-height="150%"/>
      <style:text-properties style:font-name="Arial" fo:font-size="12pt" style:font-size-asian="12pt" style:font-name-complex="Calibri1" style:font-size-complex="12pt"/>
    </style:style>
    <style:style style:name="P11" style:family="paragraph" style:parent-style-name="Standard" style:list-style-name="L2">
      <style:paragraph-properties fo:margin-top="0cm" fo:margin-bottom="0cm" fo:line-height="150%"/>
      <style:text-properties style:font-name="Arial" fo:font-size="12pt" style:font-size-asian="12pt" style:font-name-complex="Calibri1" style:font-size-complex="12pt"/>
    </style:style>
    <style:style style:name="P12" style:family="paragraph" style:parent-style-name="Standard" style:list-style-name="L2">
      <style:paragraph-properties fo:margin-top="0cm" fo:margin-bottom="0cm" fo:line-height="150%"/>
      <style:text-properties fo:font-variant="normal" fo:text-transform="none" fo:color="#231f20" style:font-name="Arial" fo:font-size="12pt" fo:letter-spacing="normal" fo:font-style="normal" fo:font-weight="normal" style:font-size-asian="12pt" style:font-name-complex="Calibri1" style:font-size-complex="12pt"/>
    </style:style>
    <style:style style:name="P13" style:family="paragraph" style:parent-style-name="Text_20_body">
      <style:paragraph-properties fo:margin-top="0cm" fo:margin-bottom="0cm" fo:line-height="150%"/>
      <style:text-properties fo:font-variant="normal" fo:text-transform="none" fo:color="#231f20" style:font-name="Open Sans" fo:font-size="12pt" fo:letter-spacing="normal" fo:font-style="normal" fo:font-weight="normal" style:font-size-asian="12pt" style:font-size-complex="12pt"/>
    </style:style>
    <style:style style:name="P14" style:family="paragraph" style:parent-style-name="Text_20_body" style:list-style-name="L3">
      <style:paragraph-properties fo:margin-top="0cm" fo:margin-bottom="0.265cm" fo:orphans="2" fo:widows="2"/>
      <style:text-properties fo:font-variant="normal" fo:text-transform="none" fo:color="#231f20" style:font-name="Open Sans" fo:font-size="12pt" fo:letter-spacing="normal" fo:font-style="normal" fo:font-weight="normal"/>
    </style:style>
    <style:style style:name="T1" style:family="text">
      <style:text-properties style:font-name-complex="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Lecciones Aprendidas Curso 3 Data Science with Python</text:p>
      <text:p text:style-name="P3"/>
      <text:p text:style-name="P3">Análisis Exploratorio de Datos.</text:p>
      <text:p text:style-name="P3">El análisis exploratorio de datos del dataset, permite en primera instancia conocer características, que son imporantes desde un punto de vista de negocios como lo es el tipo de usuario de tarjetas de crédito que maneja la empresa Credit One.</text:p>
      <text:p text:style-name="P3"/>
      <text:p text:style-name="P3">Se conoce las características distributivas de edad, educación, genero, limite de crédito y estados de pago por mes, facturas y pago real. </text:p>
      <text:p text:style-name="P3">Se nota ciertas distribuciones asimétricas en cada categoría de género, educación, y edad, pero comparadas con la categoría de entrar en default el próximo mes, no se denota características determinantes en estas categorías de manera individual al menos. Pero si permite dar una idea del tipo de personas que se tiene como clientes.</text:p>
      <text:p text:style-name="P3"><text:s/></text:p>
      <text:p text:style-name="P3">as caracerísticas más importantes de comportamiento se nota al dividir el atributo de límite de crédito contra la posibilidad de entrar en default, el rango de 10000-50000 tiene una mayor probalidad de entrar en default, independientemente del género, grado educativo y edad. Aunque si se logra apreciar que este grupo de crédito es el que tiene una mayor cantidad de usuarios dentro del rango de 21-27 años, aunque no es exclusivo del mismo. Puesto los demás grupos de edad también están representados dentro del grupo de crédito de 10000-50000. </text:p>
      <text:p text:style-name="P3">También es visible que conforme crece el límite de crédito la probabilidad de entrar en impago disminuye.</text:p>
      <text:p text:style-name="P3"/>
      <text:p text:style-name="P3">Otra característica importante que resalta a simple vista es como los estados de pago -2-,1 y 0 en cualquiera de los 6 meses anteriores presenta una probalidad baja de entrar en impago. Si los estados de pago entran en demora mayor a 1 mes, la probabilidad y la variabilidad de entrar en default aumenta. </text:p>
      <text:p text:style-name="P3"/>
      <text:p text:style-name="P3">Las características anteriormente descritas por si solas permiten al negocio formular políticas para formentar el pago a tiempo de los créditos o reformular las políticas al brindar limites de crédito. O bien reducir la cartera de clientes donde se concentren bajos límites de crédito.</text:p>
      <text:p text:style-name="P3"><text:soft-page-break/>Las principales lecciones aprendidas de esta lección, consisten en buscar la mayor combinación de visualizaciones entre atributos para poder entender mejor la relación entre las mismas. Visualizar la variación promedio y rango de las variables resulta conveniente realizarlo con gráficos históricos o bien con datos presentados con distintos cruces en tablas.</text:p>
      <text:p text:style-name="P3">A su vez el perfilado númerico y la combiración de otras funciones como el Information Value y el Weight of evidence en R ayudan a categorizar variables continuas, facilitando su análisis.</text:p>
      <text:p text:style-name="P3"/>
      <text:p text:style-name="P3">Siendo así la recomendación para brindar a Guido se pueden resumir en :</text:p>
      <text:p text:style-name="P3"/>
      <text:p text:style-name="P3">1- Aumentar la cartera de clientes con mayor límite de crédito pues tienen a tener mejor respuesta a pagar a tiempo.</text:p>
      <text:p text:style-name="P3">2- Fomentar políticas para el pago a tiempo para la cartera de clientes con límite de crédito de 10000-50000, donde la misma está constituida mayoritariamente por personas del rango de edad de 21-27 años. </text:p>
      <text:p text:style-name="P3">3- Fomentar políticas para que los usuarios, cualquiera que sea su condición educativa, de género y edad estén al día con su pago. Pues del análsis exploratorio se nota como es posible que conforme se aumente los meses de pago en mora aunque sea 1 mes, aumenta la posibilidad de impago.</text:p>
      <text:p text:style-name="P3">4- Realizar un modelado de datos donde se permita visibilizar mejor que combinación especifica de edad, educación y genero, balance de crédtio permite identificar nichos más especificos de mercados donde se les pueda aplicar políticas orientadas a los mismos.</text:p>
      <text:p text:style-name="P3"/>
      <text:p text:style-name="P13"><text:span text:style-name="T1"/></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serif"/>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 Pablo Arguello Leandro</meta:initial-creator>
    <meta:creation-date>2019-07-27T07:09:13.74</meta:creation-date>
    <dc:date>2020-03-01T23:32:48.62</dc:date>
    <dc:creator>Jose Pablo Arguello Leandro</dc:creator>
    <meta:editing-duration>PT12H16M35S</meta:editing-duration>
    <meta:editing-cycles>16</meta:editing-cycles>
    <meta:generator>OpenOffice/4.1.6$Win32 OpenOffice.org_project/416m1$Build-9790</meta:generator>
    <meta:document-statistic meta:table-count="0" meta:image-count="0" meta:object-count="0" meta:page-count="2" meta:paragraph-count="17" meta:word-count="571" meta:character-count="3524"/>
  </office:meta>
</office:document-meta>
</file>